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040000011677A84DAC.png" manifest:media-type=""/>
  <manifest:file-entry manifest:full-path="Pictures/100010580000909C0000166F515F01A7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8cm"/>
    </style:style>
    <style:style style:name="pr5" style:family="presentation" style:parent-style-name="BrightBlue-title">
      <style:graphic-properties fo:min-height="3.505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notes">
      <style:graphic-properties draw:fill-color="#ffffff" fo:min-height="13.364cm"/>
    </style:style>
    <style:style style:name="pr8" style:family="presentation" style:parent-style-name="BrightBlue-title">
      <style:graphic-properties fo:min-height="3.506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>
          <draw:text-box>
            <text:p>Clixx.io</text:p>
          </draw:text-box>
        </draw:frame>
        <draw:frame presentation:style-name="pr2" draw:layer="layout" svg:width="24.639cm" svg:height="12.179cm" svg:x="1.4cm" svg:y="4.913cm" presentation:class="subtitle">
          <draw:text-box>
            <text:p>Rapid Computer Prototyping Architecture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draw:frame presentation:style-name="pr1" draw:layer="layout" svg:width="19.763cm" svg:height="4.159cm" svg:x="1.4cm" svg:y="0.51cm" presentation:class="title">
          <draw:text-box>
            <text:list text:style-name="L1">
              <text:list-header>
                <text:p>Lots of easy to use modules</text:p>
              </text:list-header>
            </text:list>
          </draw:text-box>
        </draw:frame>
        <draw:frame presentation:style-name="pr4" draw:layer="layout" svg:width="12.023cm" svg:height="12.179cm" svg:x="1.4cm" svg:y="4.913cm" presentation:class="outline">
          <draw:text-box>
            <text:list text:style-name="L2">
              <text:list-item>
                <text:p><text:s/>buttons</text:p>
              </text:list-item>
              <text:list-item>
                <text:p><text:s/>leds</text:p>
              </text:list-item>
              <text:list-item>
                <text:p><text:s/>motor controllers</text:p>
              </text:list-item>
            </text:list>
          </draw:text-box>
        </draw:frame>
        <draw:frame presentation:style-name="pr4" draw:layer="layout" svg:width="12.023cm" svg:height="12.179cm" svg:x="14.025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draw:frame presentation:style-name="pr1" draw:layer="layout" svg:width="19.763cm" svg:height="4.159cm" svg:x="1.4cm" svg:y="0.51cm" presentation:class="title">
          <draw:text-box>
            <text:list text:style-name="L1">
              <text:list-header>
                <text:p>Modules work across common system boards</text:p>
              </text:list-header>
            </text:list>
          </draw:text-box>
        </draw:frame>
        <draw:frame presentation:style-name="pr4" draw:layer="layout" svg:width="12.296cm" svg:height="12.178cm" svg:x="1.4cm" svg:y="4.914cm" presentation:class="outline" presentation:placeholder="true" presentation:user-transformed="true">
          <draw:text-box/>
        </draw:frame>
        <draw:frame presentation:style-name="pr4" draw:layer="layout" svg:width="12.023cm" svg:height="12.179cm" svg:x="14.025cm" svg:y="4.913cm" presentation:class="outline">
          <draw:text-box>
            <text:list text:style-name="L2">
              <text:list-item>
                <text:p><text:s/>Arduino</text:p>
              </text:list-item>
              <text:list-item>
                <text:p><text:s/>Raspberry-Pi</text:p>
              </text:list-item>
              <text:list-item>
                <text:p><text:s/>P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draw:frame presentation:style-name="pr5" draw:layer="layout" svg:width="19.763cm" svg:height="4.159cm" svg:x="1.4cm" svg:y="0.51cm" presentation:class="title" presentation:user-transformed="true">
          <draw:text-box>
            <text:p>Common OpenSource Transports</text:p>
          </draw:text-box>
        </draw:frame>
        <draw:frame presentation:style-name="pr6" draw:layer="layout" svg:width="12.023cm" svg:height="12.179cm" svg:x="1.4cm" svg:y="4.913cm" presentation:class="outline" presentation:placeholder="true">
          <draw:text-box/>
        </draw:frame>
        <draw:frame presentation:style-name="pr6" draw:layer="layout" svg:width="12.023cm" svg:height="12.179cm" svg:x="14.025cm" svg:y="4.913cm" presentation:class="outline">
          <draw:text-box>
            <text:list text:style-name="L2">
              <text:list-item>
                <text:p>JSON</text:p>
              </text:list-item>
              <text:list-item>
                <text:p>Jabber</text:p>
              </text:list-item>
              <text:list-item>
                <text:p>HTTP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draw:frame presentation:style-name="pr1" draw:layer="layout" svg:width="19.763cm" svg:height="3.505cm" svg:x="1.4cm" svg:y="0.837cm" presentation:class="title">
          <draw:text-box>
            <text:p>Command Line Interfac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Perform most system commands over the command line if you want to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draw:frame presentation:style-name="pr8" draw:layer="layout" svg:width="25.199cm" svg:height="4.159cm" svg:x="1.4cm" svg:y="0.51cm" presentation:class="title" presentation:user-transformed="true">
          <draw:text-box>
            <text:list text:style-name="L1">
              <text:list-header>
                <text:p>WiringPy Language for Programming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/>based on Wiring, compatable with the Arduino</text:p>
              </text:list-item>
              <text:list-item>
                <text:p><text:s/>Adapt thousands of sketches designed for the Arduino</text:p>
              </text:list-item>
              <text:list-item>
                <text:p>implemented in Python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draw:frame presentation:style-name="pr8" draw:layer="layout" svg:width="25.199cm" svg:height="4.159cm" svg:x="1.4cm" svg:y="0.511cm" presentation:class="title" presentation:user-transformed="true">
          <draw:text-box>
            <text:list text:style-name="L1">
              <text:list-header>
                <text:p>Easy to use Web Interface<text:line-break/></text:p>
              </text:list-header>
            </text:list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<text:s/>- based on jquerymobile</text:p>
              </text:list-item>
              <text:list-item>
                <text:p><text:s/>- Works well on Android/iPhon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draw:frame presentation:style-name="pr5" draw:layer="layout" svg:width="19.763cm" svg:height="4.159cm" svg:x="1.4cm" svg:y="0.51cm" presentation:class="title" presentation:user-transformed="true">
          <draw:text-box>
            <text:list text:style-name="L1">
              <text:list-header>
                <text:p>Extend your project to work anywhere ..</text:p>
              </text:list-header>
            </text:list>
          </draw:text-box>
        </draw:frame>
        <draw:frame presentation:style-name="pr6" draw:layer="layout" svg:width="24.639cm" svg:height="12.179cm" svg:x="1.4cm" svg:y="4.913cm" presentation:class="outline">
          <draw:text-box>
            <text:list text:style-name="L2">
              <text:list-item>
                <text:p><text:s/>- connectable by Jabb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7A84DAC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yon</meta:initial-creator>
    <meta:creation-date>2013-07-09T16:19:31</meta:creation-date>
    <dc:date>2013-07-09T16:47:50</dc:date>
    <dc:creator>David Lyon</dc:creator>
    <meta:editing-duration>PT12M39S</meta:editing-duration>
    <meta:editing-cycles>1</meta:editing-cycles>
    <meta:document-statistic meta:object-count="68"/>
    <meta:generator>LibreOffice/4.0.3.3$Linux_x86 LibreOffice_project/0eaa50a932c8f2199a615e1eb30f7ac74279539</meta:generator>
  </office:meta>
</office:document-meta>
</file>